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d978d"/>
    </style:style>
    <style:style style:name="P2" style:family="paragraph" style:parent-style-name="Standard" style:list-style-name="L1">
      <style:text-properties officeooo:rsid="000d978d" officeooo:paragraph-rsid="000d978d"/>
    </style:style>
    <style:style style:name="P3" style:family="paragraph" style:parent-style-name="Standard" style:list-style-name="L1">
      <style:text-properties officeooo:rsid="000e0bd8" officeooo:paragraph-rsid="000e0bd8"/>
    </style:style>
    <style:style style:name="P4" style:family="paragraph" style:parent-style-name="Standard" style:list-style-name="L1">
      <style:text-properties officeooo:rsid="000eb008" officeooo:paragraph-rsid="000eb008"/>
    </style:style>
    <style:style style:name="P5" style:family="paragraph" style:parent-style-name="Standard" style:list-style-name="L1">
      <style:text-properties officeooo:rsid="000f9ac2" officeooo:paragraph-rsid="000f9ac2"/>
    </style:style>
    <style:style style:name="T1" style:family="text">
      <style:text-properties officeooo:rsid="000d978d"/>
    </style:style>
    <style:style style:name="T2" style:family="text">
      <style:text-properties officeooo:rsid="000f9a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43472550959611074" text:style-name="L1">
        <text:list-item>
          <text:p text:style-name="P2">Mean, median, and mode are known as “measures of centre” which provide information about what the average value is</text:p>
        </text:list-item>
        <text:list-item>
          <text:p text:style-name="P1"><text:span text:style-name="T1">Measures of variance measure how variant data is</text:span></text:p>
        </text:list-item>
        <text:list-item>
          <text:p text:style-name="P2">Mean: Sum up the observations and divide by the number of observations – Easy :-)</text:p>
          <text:list>
            <text:list-item>
              <text:p text:style-name="P2">x with a bar on top of it is an estimator of an unknown population</text:p>
            </text:list-item>
            <text:list-item>
              <text:p text:style-name="P2">If there are super small or large observations in the sample, then the mean is easily drawn towards these measurements</text:p>
            </text:list-item>
            <text:list-item>
              <text:p text:style-name="P2">Left skewed graphs have a larger left area under the bell curve</text:p>
            </text:list-item>
          </text:list>
        </text:list-item>
        <text:list-item>
          <text:p text:style-name="P2">Centre of measure: Median m of set n measurements is the value x that falls in the middle positions when the measurements are ordered from smallest to largest</text:p>
          <text:list>
            <text:list-item>
              <text:p text:style-name="P2">Median is not as easily skewed by extreme values</text:p>
            </text:list-item>
          </text:list>
        </text:list-item>
        <text:list-item>
          <text:p text:style-name="P2">Measure of centre: Mode: the measurement which occurs most frequently</text:p>
          <text:list>
            <text:list-item>
              <text:p text:style-name="P2">Number of litres of milk purchased by 25 households: 0 0 1 1 1 1 1 2 2 2 2 2 2 2 2 2 3 3 3 3 3 4 4 4 5</text:p>
            </text:list-item>
            <text:list-item>
              <text:p text:style-name="P2">Mean: 2.2</text:p>
            </text:list-item>
            <text:list-item>
              <text:p text:style-name="P2">Median: 2</text:p>
            </text:list-item>
            <text:list-item>
              <text:p text:style-name="P2">Mode: 2</text:p>
            </text:list-item>
            <text:list-item>
              <text:p text:style-name="P2">The data is approximately mound shaped</text:p>
            </text:list-item>
          </text:list>
        </text:list-item>
        <text:list-item>
          <text:p text:style-name="P3">Extreme values</text:p>
          <text:list>
            <text:list-item>
              <text:p text:style-name="P3">If the mean &gt; median the right skewed</text:p>
            </text:list-item>
            <text:list-item>
              <text:p text:style-name="P3">If mean &lt; median then left skewed</text:p>
            </text:list-item>
            <text:list-item>
              <text:p text:style-name="P3">Symetric: mean = median</text:p>
            </text:list-item>
          </text:list>
        </text:list-item>
        <text:list-item>
          <text:p text:style-name="P3">Exercise</text:p>
          <text:list>
            <text:list-item>
              <text:p text:style-name="P3">The number of TI'ms within 5 kilometres (km) of a city centre (downtown) in cities of South-western Ontario is given below</text:p>
              <text:list>
                <text:list-item>
                  <text:p text:style-name="P3">Find the mean, the median and the mode</text:p>
                </text:list-item>
                <text:list-item>
                  <text:p text:style-name="P3">Compare the median and the mean. What can you say about the shape of the distribution?</text:p>
                </text:list-item>
              </text:list>
            </text:list-item>
          </text:list>
        </text:list-item>
        <text:list-item>
          <text:p text:style-name="P4">Measures of variability</text:p>
          <text:list>
            <text:list-item>
              <text:p text:style-name="P4">The measures of centre maybe the same, but the actual distribution itself may differ</text:p>
            </text:list-item>
            <text:list-item>
              <text:p text:style-name="P4">Range</text:p>
            </text:list-item>
            <text:list-item>
              <text:p text:style-name="P4">Variance: What the fuck is variance</text:p>
            </text:list-item>
            <text:list-item>
              <text:p text:style-name="P4">Standard deviation</text:p>
              <text:list>
                <text:list-item>
                  <text:p text:style-name="P4">Sigma is used for a population, s for a sample</text:p>
                </text:list-item>
                <text:list-item>
                  <text:p text:style-name="P4"><text:span text:style-name="T2">sum of </text:span>xi – x bar always equals 0</text:p>
                </text:list-item>
                <text:list-item>
                  <text:p text:style-name="P5">Exercsie:</text:p>
                  <text:list>
                    <text:list-item>
                      <text:p text:style-name="P5">See slides for data</text:p>
                    </text:list-item>
                    <text:list-item>
                      <text:p text:style-name="P5">Calculate the range</text:p>
                    </text:list-item>
                    <text:list-item>
                      <text:p text:style-name="P5">Calculate the sample variance and the standard deviation using the computing formula</text:p>
                    </text:list-item>
                    <text:list-item>
                      <text:p text:style-name="P5">Compare the range and the standard deviation. The range is approximately how many standard deviations? </text:p>
                    </text:list-item>
                  </text:list>
                </text:list-item>
              </text:list>
            </text:list-item>
            <text:list-item>
              <text:p text:style-name="P5">Remarks</text:p>
              <text:list>
                <text:list-item>
                  <text:p text:style-name="P5">s and sigma are always greater than or equal to zero</text:p>
                </text:list-item>
                <text:list-item>
                  <text:p text:style-name="P5">The larger the value of s^2 or s, the greater the variability of the data set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0:35:24.937377727</meta:creation-date>
    <meta:generator>LibreOffice/4.3.1.2$Linux_X86_64 LibreOffice_project/430m0$Build-2</meta:generator>
    <dc:date>2014-09-11T19:20:11.836704214</dc:date>
    <meta:editing-duration>PT1H33M21S</meta:editing-duration>
    <meta:editing-cycles>4</meta:editing-cycles>
    <meta:document-statistic meta:table-count="0" meta:image-count="0" meta:object-count="0" meta:page-count="1" meta:paragraph-count="38" meta:word-count="393" meta:character-count="1943" meta:non-whitespace-character-count="1622"/>
  </office:meta>
</office:document-meta>
</file>